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2" style:family="graphic" style:parent-style-name="standard">
      <style:graphic-properties draw:opacity="45%" draw:textarea-horizontal-align="justify" draw:textarea-vertical-align="top" draw:auto-grow-height="false" fo:min-height="5.338cm" fo:min-width="8.263cm" draw:shadow="hidden" draw:shadow-opacity="100%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4.834cm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4.799cm"/>
    </style:style>
    <style:style style:name="gr6" style:family="graphic" style:parent-style-name="standard">
      <style:graphic-properties draw:opacity="45%" draw:textarea-horizontal-align="justify" draw:textarea-vertical-align="top" draw:auto-grow-height="false" fo:min-height="6.989cm" fo:min-width="16.899cm" draw:shadow="hidden" draw:shadow-opacity="100%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45%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5.334cm" svg:height="2.286cm" svg:x="7.858cm" svg:y="2.524cm">
          <text:p text:style-name="P1">Broker’s </text:p>
          <text:p text:style-name="P1">MT4 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8.763cm" svg:height="5.588cm" svg:x="6.207cm" svg:y="6.334cm">
          <text:p text:style-name="P1">MT4 Proxy Terminal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5.334cm" svg:height="1.524cm" svg:x="7.731cm" svg:y="7.604cm">
          <text:p text:style-name="P3"><text:span text:style-name="T1">Data Feeding &amp; Order </text:span></text:p>
          <text:p text:style-name="P3"><text:span text:style-name="T1">Management Exper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5.334cm" svg:height="1.143cm" svg:x="7.731cm" svg:y="10.017cm">
          <text:p text:style-name="P3"><text:span text:style-name="T1">ZeroMQ IP 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7.493cm" svg:height="2.54cm" svg:x="6.715cm" svg:y="13.319cm">
          <text:p text:style-name="P1">Private IP Net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7.399cm" svg:height="7.239cm" svg:x="2.016cm" svg:y="17.764cm">
          <text:p text:style-name="P1">MT4 Client Terminal (Offline Mode)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334cm" svg:height="1.143cm" svg:x="7.477cm" svg:y="19.161cm">
          <text:p text:style-name="P3"><text:span text:style-name="T1">ZeroMQ IP 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334cm" svg:height="1.143cm" svg:x="7.477cm" svg:y="20.812cm">
          <text:p text:style-name="P3"><text:span text:style-name="T1">Data Feeding Server </text:span></text:p>
          <text:p text:style-name="P3"><text:span text:style-name="T1">(MT4 Script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334cm" svg:height="1.143cm" svg:x="3.921cm" svg:y="22.717cm">
          <text:p text:style-name="P3"><text:span text:style-name="T1">TimeFrame 1 Chart with </text:span></text:p>
          <text:p text:style-name="P3"><text:span text:style-name="T1">a set of Indicators <text:s/>&amp; Exper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334cm" svg:height="1.143cm" svg:x="11.668cm" svg:y="22.717cm">
          <text:p text:style-name="P3"><text:span text:style-name="T1">TimeFrame N Chart with </text:span></text:p>
          <text:p text:style-name="P3"><text:span text:style-name="T1">a set of Indicators <text:s/>&amp; Exper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89cm" svg:y1="19.732cm" svg:x2="12.89cm" svg:y2="21.383cm" svg:d="M12890 19732h422v1651h-422" svg:viewBox="0 0 423 1652">
          <text:p/>
        </draw:connector>
        <draw:connector draw:style-name="gr7" draw:text-style-name="P4" draw:layer="layout" svg:x1="7.477cm" svg:y1="21.383cm" svg:x2="6.588cm" svg:y2="22.717cm" draw:start-shape="id1" draw:start-glue-point="3" draw:end-shape="id2" draw:end-glue-point="0" svg:d="M7477 21383h-889v1334" svg:viewBox="0 0 890 1335">
          <text:p/>
        </draw:connector>
        <draw:connector draw:style-name="gr7" draw:text-style-name="P4" draw:layer="layout" svg:x1="10.144cm" svg:y1="21.955cm" svg:x2="11.668cm" svg:y2="23.288cm" draw:start-shape="id1" draw:start-glue-point="2" draw:end-shape="id3" svg:d="M10144 21955v1333h1524" svg:viewBox="0 0 1525 1334">
          <text:p/>
        </draw:connector>
        <draw:connector draw:style-name="gr7" draw:text-style-name="P4" draw:layer="layout" svg:x1="10.462cm" svg:y1="15.859cm" svg:x2="10.144cm" svg:y2="19.161cm" draw:start-shape="id4" draw:start-glue-point="8" draw:end-shape="id5" draw:end-glue-point="0" svg:d="M10462 15859v1651h-318v1651" svg:viewBox="0 0 319 3303">
          <text:p/>
        </draw:connector>
        <draw:connector draw:style-name="gr7" draw:text-style-name="P4" draw:layer="layout" svg:x1="10.462cm" svg:y1="13.319cm" svg:x2="10.398cm" svg:y2="11.16cm" draw:start-shape="id4" draw:start-glue-point="4" draw:end-shape="id6" draw:end-glue-point="2" svg:d="M10462 13319v-1080h-64v-1079" svg:viewBox="0 0 65 2160">
          <text:p/>
        </draw:connector>
        <draw:connector draw:style-name="gr7" draw:text-style-name="P4" draw:layer="layout" svg:x1="13.065cm" svg:y1="10.588cm" svg:x2="13.065cm" svg:y2="8.366cm" draw:start-shape="id6" draw:start-glue-point="1" draw:end-shape="id7" draw:end-glue-point="1" svg:d="M13065 10588h501v-2222h-501" svg:viewBox="0 0 502 2223">
          <text:p/>
        </draw:connector>
        <draw:connector draw:style-name="gr7" draw:text-style-name="P4" draw:layer="layout" svg:x1="10.525cm" svg:y1="4.81cm" svg:x2="10.588cm" svg:y2="6.334cm" draw:start-shape="id8" draw:start-glue-point="2" draw:end-shape="id9" draw:end-glue-point="0" svg:d="M10525 4810v762h63v762" svg:viewBox="0 0 64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7T16:58:35.242000000</meta:creation-date>
    <dc:date>2019-11-17T17:25:31.498000000</dc:date>
    <meta:editing-duration>PT6M35S</meta:editing-duration>
    <meta:editing-cycles>1</meta:editing-cycles>
    <meta:document-statistic meta:object-count="17"/>
    <meta:generator>LibreOffice/6.1.2.1$Windows_X86_64 LibreOffice_project/65905a128db06ba48db947242809d14d3f9a93fe</meta:generator>
  </office:meta>
</office:document-meta>
</file>